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0521in" fo:margin-left="0in" fo:margin-top="0in" fo:margin-bottom="0in" table:align="left"/>
    </style:style>
    <style:style style:name="Table1.A" style:family="table-column">
      <style:table-column-properties style:column-width="6.052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576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2" style:family="table">
      <style:table-properties style:width="6.0521in" fo:margin-left="0in" fo:margin-top="0in" fo:margin-bottom="0in" table:align="left"/>
    </style:style>
    <style:style style:name="Table2.A" style:family="table-column">
      <style:table-column-properties style:column-width="6.0521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2" style:family="table-row">
      <style:table-row-properties style:min-row-height="0.4007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3" style:family="table">
      <style:table-properties style:width="6.0521in" fo:margin-left="0in" fo:margin-top="0in" fo:margin-bottom="0in" table:align="left"/>
    </style:style>
    <style:style style:name="Table3.A" style:family="table-column">
      <style:table-column-properties style:column-width="6.0521in"/>
    </style:style>
    <style:style style:name="Table3.1" style:family="table-row">
      <style:table-row-properties style:min-row-height="0.2833in"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2" style:family="table-row">
      <style:table-row-properties style:min-row-height="0.4007in" fo:keep-together="auto"/>
    </style:style>
    <style:style style:name="Table3.A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200%"/>
      <style:text-properties style:font-name="Google Sans" fo:font-size="13pt" fo:font-weight="bold" style:font-name-asian="Google Sans1" style:font-size-asian="13pt" style:font-weight-asian="bold" style:font-name-complex="Google Sans1" style:font-size-complex="13pt"/>
    </style:style>
    <style:style style:name="P2" style:family="paragraph" style:parent-style-name="Standard">
      <style:paragraph-properties fo:line-height="100%" fo:orphans="0" fo:widows="0"/>
      <style:text-properties style:font-name="Google Sans" fo:font-size="12pt" style:font-name-asian="Google Sans1" style:font-size-asian="12pt" style:font-name-complex="Google Sans1" style:font-size-complex="12pt"/>
    </style:style>
    <style:style style:name="P3" style:family="paragraph" style:parent-style-name="Standard">
      <style:paragraph-properties fo:line-height="100%" fo:orphans="0" fo:widows="0"/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4" style:family="paragraph" style:parent-style-name="Standard">
      <style:paragraph-properties fo:line-height="200%"/>
      <style:text-properties fo:color="#38761d" style:font-name="Google Sans" fo:font-size="13pt" fo:font-weight="bold" style:font-name-asian="Google Sans1" style:font-size-asian="13pt" style:font-weight-asian="bold" style:font-name-complex="Google Sans1" style:font-size-complex="13pt"/>
    </style:style>
    <style:style style:name="P5" style:family="paragraph" style:parent-style-name="Standard">
      <style:paragraph-properties fo:line-height="100%" fo:orphans="0" fo:widows="0"/>
      <style:text-properties fo:color="#1f1f1f" fo:font-size="12pt" fo:background-color="#ffffff" style:font-size-asian="12pt" style:font-size-complex="12pt"/>
    </style:style>
    <style:style style:name="P6" style:family="paragraph" style:parent-style-name="Heading_20_1" style:master-page-name="Standard">
      <style:paragraph-properties fo:line-height="200%" fo:text-align="center" style:justify-single-word="false" style:page-number="1"/>
      <style:text-properties style:font-name="Google Sans" style:font-name-asian="Google Sans1" style:font-name-complex="Google Sans1"/>
    </style:style>
    <style:style style:name="P7" style:family="paragraph" style:parent-style-name="Standard">
      <style:paragraph-properties fo:margin-top="0in" fo:margin-bottom="0.139in" loext:contextual-spacing="false" fo:line-height="100%"/>
    </style:style>
    <style:style style:name="T1" style:family="text">
      <style:text-properties officeooo:rsid="0021b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1wxj3sdlx0rd"/>Security <text:span text:style-name="T1">I</text:span>ncident <text:span text:style-name="T1">R</text:span>eport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Section 1: Identify the network protocol involved in the incident</text:p>
          </table:table-cell>
        </table:table-row>
        <table:table-row table:style-name="Table1.2">
          <table:table-cell table:style-name="Table1.A3" table:number-rows-spanned="2" office:value-type="string">
            <text:p text:style-name="P2">The protocol impacted in the incident is Hypertext transfer protocol (HTTP).</text:p>
            <text:p text:style-name="P2">Running tcpdump and accessing the yummyrecipesforme.com website to</text:p>
            <text:p text:style-name="P2">detect the problem, capture protocol, and traffic activity in a DNS &amp; HTTP</text:p>
            <text:p text:style-name="P2">traffic log file provided the evidence needed to come to this conclusion. The</text:p>
            <text:p text:style-name="P2">malicious file is observed being transported to the users’ computers using the</text:p>
            <text:p text:style-name="P2">HTTP protocol at the application layer.</text:p>
            <text:p text:style-name="P2"/>
          </table:table-cell>
        </table:table-row>
        <table:table-row table:style-name="Table1.3">
          <table:covered-table-cell/>
        </table:table-row>
      </table:table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Section 2: Document the incident</text:p>
          </table:table-cell>
        </table:table-row>
        <table:table-row table:style-name="Table2.2">
          <table:table-cell table:style-name="Table2.A2" office:value-type="string">
            <text:p text:style-name="P5">After checking the source code for the website. I noticed that javascript code had been added to prompt website visitors to download an executable file. Analysis of the downloaded file found a script that redirected the visitors’ browsers from yummyrecipesforme.com to greatrecipesforme.com.The cybersecurity team reported that the web server was impacted by a brute force attack. A disgruntled baker was able to guess the password easily because the admin password was still set to the default password. Additionally, there were no controls in place to prevent a brute force attack. </text:p>
            <text:p text:style-name="P2"/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Section 3: Recommend one remediation for brute force attacks</text:p>
          </table:table-cell>
        </table:table-row>
        <table:table-row table:style-name="Table3.2">
          <table:table-cell table:style-name="Table3.A2" office:value-type="string">
            <text:p text:style-name="P2">Updating the website to run off of a HTTPS format.</text:p>
            <text:p text:style-name="P2"/>
            <text:p text:style-name="P2">Changing our admin password, require it to be updated more frequently, and implementing a MFA to help combat future brute force attacks. </text:p>
            <text:p text:style-name="P2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Ultra_Office/6.2.3.2$Windows_x86 LibreOffice_project/</meta:generator>
    <dc:date>2023-09-08T15:31:40.883000000</dc:date>
    <meta:editing-duration>PT33S</meta:editing-duration>
    <meta:editing-cycles>1</meta:editing-cycles>
    <meta:document-statistic meta:table-count="3" meta:image-count="0" meta:object-count="0" meta:page-count="1" meta:paragraph-count="13" meta:word-count="212" meta:character-count="1362" meta:non-whitespace-character-count="1161"/>
  </office:meta>
</office:document-meta>
</file>